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efed3"/>
    </style:style>
    <style:style style:name="P3" style:family="paragraph" style:parent-style-name="Standard" style:list-style-name="L1">
      <style:text-properties officeooo:rsid="0017477a" officeooo:paragraph-rsid="0017477a"/>
    </style:style>
    <style:style style:name="P4" style:family="paragraph" style:parent-style-name="Standard" style:list-style-name="L4">
      <style:text-properties officeooo:rsid="001c8fef" officeooo:paragraph-rsid="001c8fef"/>
    </style:style>
    <style:style style:name="P5" style:family="paragraph" style:parent-style-name="Standard" style:list-style-name="L4">
      <style:text-properties officeooo:rsid="001c8fef" officeooo:paragraph-rsid="001ff1e5"/>
    </style:style>
    <style:style style:name="P6" style:family="paragraph" style:parent-style-name="Standard">
      <style:text-properties officeooo:rsid="001c8fef" officeooo:paragraph-rsid="001de6c5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c8fef" officeooo:paragraph-rsid="001c8fef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efed3" officeooo:paragraph-rsid="001efed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paragraph-rsid="001efed3" style:font-size-asian="18pt" style:font-weight-asian="bold" style:font-size-complex="18pt" style:font-weight-complex="bold"/>
    </style:style>
    <style:style style:name="P10" style:family="paragraph" style:parent-style-name="Standard" style:list-style-name="L6">
      <style:text-properties officeooo:paragraph-rsid="001efed3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ff1e5" officeooo:paragraph-rsid="001ff1e5" style:font-size-asian="10.5pt" style:font-weight-asian="normal" style:font-size-complex="12pt" style:font-weight-complex="normal"/>
    </style:style>
    <style:style style:name="P12" style:family="paragraph" style:parent-style-name="Standard" style:list-style-name="L6">
      <style:text-properties officeooo:rsid="002492b5" officeooo:paragraph-rsid="002492b5"/>
    </style:style>
    <style:style style:name="P13" style:family="paragraph" style:parent-style-name="Standard" style:list-style-name="L6">
      <style:text-properties officeooo:rsid="0026f409" officeooo:paragraph-rsid="0026f409"/>
    </style:style>
    <style:style style:name="T1" style:family="text">
      <style:text-properties officeooo:rsid="001747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81f" style:font-weight-asian="bold" style:font-weight-complex="bold"/>
    </style:style>
    <style:style style:name="T4" style:family="text">
      <style:text-properties fo:font-weight="bold" officeooo:rsid="001efed3" style:font-weight-asian="bold" style:font-weight-complex="bold"/>
    </style:style>
    <style:style style:name="T5" style:family="text">
      <style:text-properties fo:font-weight="bold" officeooo:rsid="001ff1e5" style:font-weight-asian="bold" style:font-weight-complex="bold"/>
    </style:style>
    <style:style style:name="T6" style:family="text">
      <style:text-properties fo:font-weight="normal" officeooo:rsid="001ff1e5" style:font-weight-asian="normal" style:font-weight-complex="normal"/>
    </style:style>
    <style:style style:name="T7" style:family="text">
      <style:text-properties officeooo:rsid="00190022"/>
    </style:style>
    <style:style style:name="T8" style:family="text">
      <style:text-properties officeooo:rsid="001cf81f"/>
    </style:style>
    <style:style style:name="T9" style:family="text">
      <style:text-properties officeooo:rsid="001de6c5"/>
    </style:style>
    <style:style style:name="T10" style:family="text">
      <style:text-properties officeooo:rsid="001efed3"/>
    </style:style>
    <style:style style:name="T11" style:family="text">
      <style:text-properties officeooo:rsid="001ff1e5"/>
    </style:style>
    <style:style style:name="T12" style:family="text">
      <style:text-properties officeooo:rsid="0021631b"/>
    </style:style>
    <style:style style:name="T13" style:family="text">
      <style:text-properties officeooo:rsid="0023324f"/>
    </style:style>
    <style:style style:name="T14" style:family="text">
      <style:text-properties officeooo:rsid="0024e6bf"/>
    </style:style>
    <style:style style:name="T15" style:family="text">
      <style:text-properties officeooo:rsid="00266975"/>
    </style:style>
    <style:style style:name="T16" style:family="text">
      <style:text-properties officeooo:rsid="0027cd0a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ll <text:span text:style-name="T2">bolded</text:span> shell scripts (.sh) have links placed on the Desktop of the server computer, and can be r<text:span text:style-name="T16">u</text:span>n by double clicking.</text:p>
      <text:p text:style-name="P7"/>
      <text:p text:style-name="P7">At Start of Day</text:p>
      <text:list text:style-name="L4">
        <text:list-item>
          <text:p text:style-name="P4">Turn on the 4 power strips that provide power to the Raspberry Pis (mounted to the sides of boxes #1,5,9,13).</text:p>
        </text:list-item>
        <text:list-item>
          <text:p text:style-name="P4">Wait ~1 minute for each of the Raspberry Pis to power on and have IP addresses assigned (displayed in popup).</text:p>
        </text:list-item>
        <text:list-item>
          <text:p text:style-name="P4"><text:span text:style-name="T11">Run</text:span> <text:span text:style-name="T2">setTime.sh</text:span> on the server desktop. Verify that the correct clock time has been set on all of the Pis.</text:p>
        </text:list-item>
        <text:list-item>
          <text:p text:style-name="P5"><text:span text:style-name="T11">Run</text:span> <text:span text:style-name="T2">reportDiskSpace.sh</text:span> on the server desktop. Verify that at least 20 GB free space remains on each Pi.</text:p>
          <text:list>
            <text:list-item>
              <text:p text:style-name="P5">If less then 20 GB <text:span text:style-name="T9">of free space </text:span>remains, ensure all data is transfer from the Pis to the server computer (<text:span text:style-name="T2">transferData.sh</text:span>), and delete data from the Pis (<text:span text:style-name="T2">nuke.sh</text:span>).</text:p>
            </text:list-item>
          </text:list>
        </text:list-item>
      </text:list>
      <text:p text:style-name="P6"/>
      <text:p text:style-name="P8">For each experimental session</text:p>
      <text:list text:style-name="L1">
        <text:list-item>
          <text:p text:style-name="P1"><text:span text:style-name="T6">Run</text:span><text:span text:style-name="T5"> </text:span><text:span text:style-name="T3">start</text:span><text:span text:style-name="T2">Experiment</text:span><text:span text:style-name="T3">_autorun.sh</text:span><text:span text:style-name="T8">.</text:span></text:p>
        </text:list-item>
        <text:list-item>
          <text:p text:style-name="P1">Enter Session name in terminal window (e.g. "2024-09-24_Anna<text:span text:style-name="T9">Remes</text:span>_<text:span text:style-name="T9">G</text:span>roup1")</text:p>
          <text:list>
            <text:list-item>
              <text:p text:style-name="P3">Avoid the use of special characters in name (e.g. /, $, %).</text:p>
            </text:list-item>
            <text:list-item>
              <text:p text:style-name="P3">Dashes and Underscores are fine (e.g. - _)</text:p>
            </text:list-item>
          </text:list>
        </text:list-item>
        <text:list-item>
          <text:p text:style-name="P2"><text:span text:style-name="T11">CSSH</text:span> will open 16 terminal windows (1 for each <text:span text:style-name="T11">Pi</text:span>) as it runs the <text:span text:style-name="T10">scripts for recording audio, video, and sync events. Feel free to c</text:span>lose all windows with "Ctrl + C" or File-&gt;exit in the CSSH console window. <text:span text:style-name="T1">The scripts will continue running </text:span><text:span text:style-name="T7">independently on the Pis in the</text:span><text:span text:style-name="T1"> background. </text:span><text:span text:style-name="T11">Alternatively, leave all 16 windows open to view any error events.</text:span></text:p>
        </text:list-item>
        <text:list-item>
          <text:p text:style-name="P1">Wait for experiment to end.</text:p>
        </text:list-item>
        <text:list-item>
          <text:p text:style-name="P1"><text:span text:style-name="T11">Run</text:span> <text:span text:style-name="T4">stopExperiment.sh</text:span>.</text:p>
        </text:list-item>
      </text:list>
      <text:p text:style-name="Standard"/>
      <text:p text:style-name="P9"><text:span text:style-name="T10">At End of Day</text:span></text:p>
      <text:list text:style-name="L6">
        <text:list-item>
          <text:p text:style-name="P10"><text:span text:style-name="T12">Run</text:span> <text:span text:style-name="T4">t</text:span><text:span text:style-name="T2">ransferData.</text:span><text:span text:style-name="T4">sh</text:span> to move data <text:span text:style-name="T10">from the Pis </text:span>to the server PC.</text:p>
          <text:list>
            <text:list-item>
              <text:p text:style-name="P10"><text:span text:style-name="T7">The data should appear in piData, the 12.5 TiB external drive plugged into the Server PC (link on desktop).</text:span></text:p>
            </text:list-item>
          </text:list>
        </text:list-item>
        <text:list-item>
          <text:p text:style-name="P10"><text:span text:style-name="T10">Once</text:span> all data has been transferred <text:span text:style-name="T10">to the server PC</text:span>, delete <text:span text:style-name="T10">the</text:span> data from the Pis by <text:span text:style-name="T13">running</text:span> <text:span text:style-name="T2">nuke.</text:span><text:span text:style-name="T4">sh</text:span><text:span text:style-name="T10">.</text:span></text:p>
        </text:list-item>
        <text:list-item>
          <text:p text:style-name="P12">Run <text:span text:style-name="T2">shutdownPis.sh </text:span>to shutdown the Raspberry Pis.</text:p>
        </text:list-item>
        <text:list-item>
          <text:p text:style-name="P13">Turn off power strips.</text:p>
        </text:list-item>
        <text:list-item>
          <text:p text:style-name="P12">Run <text:span text:style-name="T2">backupDataToOneDrive.sh</text:span> to backup all the data in piData to David’s OneDrive. <text:span text:style-name="T14">This might take a long time </text:span><text:span text:style-name="T15">to finish</text:span><text:span text:style-name="T14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2:15:21.035513868</meta:creation-date>
    <dc:date>2024-10-15T18:26:42.780536350</dc:date>
    <meta:editing-duration>PT42M20S</meta:editing-duration>
    <meta:editing-cycles>16</meta:editing-cycles>
    <meta:generator>LibreOffice/24.2.6.2$Linux_X86_64 LibreOffice_project/420$Build-2</meta:generator>
    <meta:print-date>2024-09-25T15:02:37.474092815</meta:print-date>
    <meta:printed-by>PDF files</meta:printed-by>
    <meta:document-statistic meta:table-count="0" meta:image-count="0" meta:object-count="0" meta:page-count="1" meta:paragraph-count="22" meta:word-count="339" meta:character-count="1868" meta:non-whitespace-character-count="1569"/>
  </office:meta>
</office:document-meta>
</file>